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style:font-size-asian="12pt" style:font-name-complex="Courier New1" style:font-size-complex="12pt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>
      <style:paragraph-properties fo:margin-left="0in" fo:margin-right="0in" fo:text-indent="0.0311in" style:auto-text-indent="false"/>
    </style:style>
    <style:style style:name="P4" style:family="paragraph" style:parent-style-name="Standard">
      <style:paragraph-properties fo:margin-left="0in" fo:margin-right="0in" fo:text-indent="0.0311in" style:auto-text-indent="false"/>
      <style:text-properties style:font-name="Courier New" fo:font-size="12pt" style:font-size-asian="12pt" style:font-name-complex="Courier New1" style:font-size-complex="12pt"/>
    </style:style>
    <style:style style:name="P5" style:family="paragraph" style:parent-style-name="Standard">
      <style:paragraph-properties fo:margin-left="0in" fo:margin-right="0in" fo:text-indent="0.0728in" style:auto-text-indent="false"/>
      <style:text-properties style:font-name="Courier New" fo:font-size="12pt" style:font-size-asian="12pt" style:font-name-complex="Courier New1" style:font-size-complex="12pt"/>
    </style:style>
    <style:style style:name="P6" style:family="paragraph" style:parent-style-name="List_20_Paragraph" style:list-style-name="WWNum1"/>
    <style:style style:name="P7" style:family="paragraph" style:parent-style-name="List_20_Paragraph">
      <style:text-properties style:font-name="Courier New" fo:font-size="12pt" style:font-size-asian="12pt" style:font-name-complex="Courier New1" style:font-size-complex="12pt"/>
    </style:style>
    <style:style style:name="P8" style:family="paragraph" style:parent-style-name="List_20_Paragraph">
      <style:paragraph-properties fo:margin-left="1in" fo:margin-right="0in" fo:text-indent="0in" style:auto-text-indent="false"/>
    </style:style>
    <style:style style:name="P9" style:family="paragraph" style:parent-style-name="List_20_Paragraph" style:list-style-name="WWNum1" style:master-page-name="Standard">
      <style:paragraph-properties style:page-number="auto"/>
    </style:style>
    <style:style style:name="P10" style:family="paragraph" style:parent-style-name="List_20_Paragraph" style:list-style-name="WWNum1">
      <style:paragraph-properties fo:margin-left="0in" fo:margin-right="0in" fo:text-indent="0in" style:auto-text-indent="false"/>
    </style:style>
    <style:style style:name="T1" style:family="text">
      <style:text-properties style:font-name="Courier New" fo:font-size="12pt" style:font-size-asian="12pt" style:font-name-complex="Courier New1" style:font-size-complex="12pt"/>
    </style:style>
    <style:style style:name="T2" style:family="text">
      <style:text-properties fo:color="#0000ff" style:font-name="Courier" fo:font-size="10pt" style:font-name-asian="Courier" style:font-size-asian="10pt" style:font-name-complex="Courier" style:font-size-complex="10pt"/>
    </style:style>
    <style:style style:name="T3" style:family="text">
      <style:text-properties fo:color="#000000" style:font-name="Courier" fo:font-size="10pt" style:font-name-asian="Courier" style:font-size-asian="10pt" style:font-name-complex="Courier" style:font-size-complex="10pt"/>
    </style:style>
    <style:style style:name="T4" style:family="text">
      <style:text-properties fo:color="#808000" style:font-name="Courier" fo:font-size="10pt" style:font-name-asian="Courier" style:font-size-asian="10pt" style:font-name-complex="Courier" style:font-size-complex="10pt"/>
    </style:style>
    <style:style style:name="T5" style:family="text">
      <style:text-properties fo:color="#800000" style:font-name="Courier" fo:font-size="10pt" style:font-name-asian="Courier" style:font-size-asian="10pt" style:font-name-complex="Courier" style:font-size-complex="10pt"/>
    </style:style>
    <style:style style:name="T6" style:family="text">
      <style:text-properties fo:color="#ff0000" style:font-name="Courier" fo:font-size="10pt" style:font-name-asian="Courier" style:font-size-asian="10pt" style:font-name-complex="Courier" style:font-size-complex="10pt"/>
    </style:style>
    <style:style style:name="T7" style:family="text">
      <style:text-properties style:font-name="Verdana" fo:font-size="9pt" style:font-name-asian="Verdana" style:font-size-asian="9pt" style:font-name-complex="Verdana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537740" text:style-name="WWNum1">
        <text:list-item>
          <text:p text:style-name="P9"><text:span text:style-name="T1">1.List out all details of employees</text:span></text:p>
        </text:list-item>
      </text:list>
      <text:p text:style-name="P8"><text:span text:style-name="T1">TABLE : Employee </text:span></text:p>
      <text:p text:style-name="P8"><text:span text:style-name="T1"><text:s/></text:span></text:p>
      <text:p text:style-name="P1">a&gt; select *from employees</text:p>
      <text:p text:style-name="P1"/>
      <text:list xml:id="list38249755" text:continue-numbering="true" text:style-name="WWNum1">
        <text:list-item>
          <text:p text:style-name="P6"><text:span text:style-name="T1">2.List out all details of employees whos SALARY more than 2000 <text:s/></text:span></text:p>
        </text:list-item>
      </text:list>
      <text:p text:style-name="P8"><text:span text:style-name="T1">TABLE : Employee <text:s/></text:span></text:p>
      <text:p text:style-name="P8"><text:span text:style-name="T1">Column : SALARY</text:span></text:p>
      <text:p text:style-name="P8"><text:span text:style-name="T1"/></text:p>
      <text:p text:style-name="P4">a&gt; select *from employees where salary&gt;2000</text:p>
      <text:p text:style-name="P4"/>
      <text:list xml:id="list38270385" text:continue-numbering="true" text:style-name="WWNum1">
        <text:list-item>
          <text:p text:style-name="P6"><text:span text:style-name="T1">3.List out all the employee ids and their department nos who are working in department 30</text:span></text:p>
        </text:list-item>
      </text:list>
      <text:p text:style-name="P8"><text:span text:style-name="T1">TABLE : Employee <text:s/></text:span></text:p>
      <text:p text:style-name="P8"><text:span text:style-name="T1">Column : DEPARTMENT_ID</text:span></text:p>
      <text:p text:style-name="P8"><text:span text:style-name="T1"/></text:p>
      <text:p text:style-name="Standard"><text:span text:style-name="T1">a&gt;</text:span><text:span text:style-name="T2">select</text:span><text:span text:style-name="T3"> employee_id</text:span><text:span text:style-name="T2">,</text:span><text:span text:style-name="T3"> department_id 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department_id</text:span><text:span text:style-name="T2">=</text:span><text:span text:style-name="T5">30</text:span></text:p>
      <text:p text:style-name="P1"/>
      <text:list xml:id="list38242438" text:continue-numbering="true" text:style-name="WWNum1">
        <text:list-item>
          <text:p text:style-name="P6"><text:span text:style-name="T1">4.List out all the employee ids, First Name, Last_Name, PHONE No and Hire Date whose JOB Id is "ST_CLERK"</text:span></text:p>
        </text:list-item>
      </text:list>
      <text:p text:style-name="P8"><text:span text:style-name="T1">TABLE : Employee <text:s/></text:span></text:p>
      <text:p text:style-name="P8"><text:span text:style-name="T1">Column : employee_id, First_Name, Last_Name, PHONE_Number, <text:s text:c="5"/></text:span></text:p>
      <text:p text:style-name="P8"><text:span text:style-name="T1"><text:s text:c="9"/>HIRE_DATE, JOB_ID</text:span></text:p>
      <text:p text:style-name="P8"><text:span text:style-name="T1"/></text:p>
      <text:p text:style-name="Standard"><text:span text:style-name="T1">a&gt;</text:span><text:span text:style-name="T2">select</text:span><text:span text:style-name="T3"> <text:s/>employee_id</text:span><text:span text:style-name="T2">,</text:span><text:span text:style-name="T3"> First_Name</text:span><text:span text:style-name="T2">,</text:span><text:span text:style-name="T3"> Last_Name</text:span><text:span text:style-name="T2">,</text:span><text:span text:style-name="T3"> PHONE_number</text:span><text:span text:style-name="T2">,</text:span><text:span text:style-name="T3"> Hire_Date</text:span><text:span text:style-name="T2">,</text:span><text:span text:style-name="T3"> Job_id 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JOB_Id </text:span><text:span text:style-name="T2">=</text:span><text:span text:style-name="T6">'ST_CLERK'</text:span><text:span text:style-name="T2">;</text:span></text:p>
      <text:p text:style-name="Standard"><text:span text:style-name="T2"/></text:p>
      <text:p text:style-name="Standard"><text:span text:style-name="T2"/></text:p>
      <text:list xml:id="list38247612" text:continue-numbering="true" text:style-name="WWNum1">
        <text:list-item>
          <text:p text:style-name="P6"><text:span text:style-name="T1">5.List out all employee details who"s First Name starts with S</text:span></text:p>
        </text:list-item>
      </text:list>
      <text:p text:style-name="P8"><text:span text:style-name="T1">TABLE : Employee <text:s/></text:span></text:p>
      <text:p text:style-name="P8"><text:span text:style-name="T1">Column : employee_id, First_Name, Last_Name, PHONE_Number, HIRE_DATE, JOB_ID</text:span></text:p>
      <text:p text:style-name="P8"><text:span text:style-name="T1"/></text:p>
      <text:p text:style-name="Standard"><text:span text:style-name="T1">a&gt;</text:span><text:span text:style-name="T2">select</text:span><text:span text:style-name="T3"> *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FIRST_NAME <text:s/></text:span><text:span text:style-name="T2">like</text:span><text:span text:style-name="T3"> </text:span><text:span text:style-name="T6">'S%'</text:span></text:p>
      <text:p text:style-name="P4"/>
      <text:list xml:id="list38251181" text:continue-numbering="true" text:style-name="WWNum1">
        <text:list-item>
          <text:p text:style-name="P6"><text:span text:style-name="T1">List out employee details who"s First name ends with G</text:span></text:p>
        </text:list-item>
      </text:list>
      <text:p text:style-name="Standard"><text:span text:style-name="T1"/></text:p>
      <text:p text:style-name="Standard"><text:span text:style-name="T1">a&gt;</text:span><text:span text:style-name="T2">select</text:span><text:span text:style-name="T3"> *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FIRST_NAME <text:s/></text:span><text:span text:style-name="T2">like</text:span><text:span text:style-name="T3"> </text:span><text:span text:style-name="T6">'%G'</text:span></text:p>
      <text:p text:style-name="Standard"><text:span text:style-name="T6"/></text:p>
      <text:p text:style-name="Standard"><text:span text:style-name="T6"/></text:p>
      <text:list xml:id="list38260497" text:continue-numbering="true" text:style-name="WWNum1">
        <text:list-item>
          <text:p text:style-name="P6"><text:span text:style-name="T1">List out employee details who"s First name contains LL</text:span></text:p>
        </text:list-item>
      </text:list>
      <text:p text:style-name="P4"/>
      <text:p text:style-name="P3"><text:span text:style-name="T1">a&gt;</text:span><text:span text:style-name="T2">select</text:span><text:span text:style-name="T3"> * 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first_name </text:span><text:span text:style-name="T2">like</text:span><text:span text:style-name="T3"> </text:span><text:span text:style-name="T6">'%LL%'</text:span></text:p>
      <text:p text:style-name="P1"/>
      <text:p text:style-name="P1"/>
      <text:list xml:id="list38251889" text:continue-numbering="true" text:style-name="WWNum1">
        <text:list-item>
          <text:p text:style-name="P6"><text:span text:style-name="T1">List out employee details who"s name starts with S and ends with N </text:span></text:p>
        </text:list-item>
      </text:list>
      <text:p text:style-name="P1"/>
      <text:p text:style-name="Standard"><text:span text:style-name="T1">a&gt;</text:span><text:span text:style-name="T2">select</text:span><text:span text:style-name="T3"> first_name ||last_name <text:s/></text:span><text:span text:style-name="T2">as</text:span><text:span text:style-name="T3"> </text:span><text:span text:style-name="T2">Name</text:span><text:span text:style-name="T3"> 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first_name||last_name <text:s/></text:span><text:span text:style-name="T2">like</text:span><text:span text:style-name="T3"> </text:span><text:span text:style-name="T6">'S%n'</text:span></text:p>
      <text:p text:style-name="P1"/>
      <text:list xml:id="list38260006" text:continue-numbering="true" text:style-name="WWNum1">
        <text:list-item>
          <text:p text:style-name="P6"><text:span text:style-name="T1">List out department 60 and depatment 90 employee details </text:span></text:p>
        </text:list-item>
      </text:list>
      <text:p text:style-name="P1"/>
      <text:p text:style-name="Standard"><text:span text:style-name="T1">a&gt;</text:span><text:span text:style-name="T2">select</text:span><text:span text:style-name="T3"> * 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department_id </text:span><text:span text:style-name="T2">in(</text:span><text:span text:style-name="T5">30</text:span><text:span text:style-name="T3"> </text:span><text:span text:style-name="T2">,</text:span><text:span text:style-name="T5">60</text:span><text:span text:style-name="T2">)</text:span></text:p>
      <text:p text:style-name="P1"><text:soft-page-break/></text:p>
      <text:list xml:id="list38249782" text:continue-numbering="true" text:style-name="WWNum1">
        <text:list-item>
          <text:p text:style-name="P6"><text:span text:style-name="T1">List out all details of employees who earn more than "Alexander"</text:span></text:p>
        </text:list-item>
      </text:list>
      <text:p text:style-name="Standard"><text:span text:style-name="T1">a&gt;</text:span><text:span text:style-name="T2">select</text:span><text:span text:style-name="T3"> * 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salary </text:span><text:span text:style-name="T2">&gt;all(select</text:span><text:span text:style-name="T3"> salary 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first_name </text:span><text:span text:style-name="T2">like</text:span><text:span text:style-name="T3"> </text:span><text:span text:style-name="T6">'%Alexander%'</text:span><text:span text:style-name="T2">)</text:span></text:p>
      <text:p text:style-name="P5"/>
      <text:list xml:id="list38273134" text:continue-numbering="true" text:style-name="WWNum1">
        <text:list-item>
          <text:p text:style-name="P6"><text:span text:style-name="T1">List out departments and their employee count</text:span></text:p>
        </text:list-item>
      </text:list>
      <text:p text:style-name="P4"/>
      <text:p text:style-name="Standard"><text:span text:style-name="T1">a&gt;</text:span><text:span text:style-name="T2">select</text:span><text:span text:style-name="T3"> <text:s text:c="2"/>department_id</text:span><text:span text:style-name="T2">,count(</text:span><text:span text:style-name="T3">employee_id</text:span><text:span text:style-name="T2">)</text:span><text:span text:style-name="T3"> </text:span><text:span text:style-name="T2">as</text:span><text:span text:style-name="T3"> number_of_employees </text:span><text:span text:style-name="T2">from</text:span><text:span text:style-name="T3"> </text:span><text:span text:style-name="T4">employees</text:span><text:span text:style-name="T3"> </text:span></text:p>
      <text:p text:style-name="P2"><text:span text:style-name="T2">where</text:span><text:span text:style-name="T3"> department_id </text:span><text:span text:style-name="T2">is</text:span><text:span text:style-name="T3"> </text:span><text:span text:style-name="T2">not</text:span><text:span text:style-name="T3"> </text:span><text:span text:style-name="T2">null</text:span></text:p>
      <text:p text:style-name="P2"><text:span text:style-name="T3"><text:s/></text:span><text:span text:style-name="T2">group</text:span><text:span text:style-name="T3"> </text:span><text:span text:style-name="T2">by</text:span><text:span text:style-name="T3"> department_id</text:span></text:p>
      <text:p text:style-name="Standard"><text:span text:style-name="T3"/></text:p>
      <text:list xml:id="list38267327" text:continue-numbering="true" text:style-name="WWNum1">
        <text:list-item>
          <text:p text:style-name="P6"><text:span text:style-name="T1">List out each departments Average salary</text:span></text:p>
        </text:list-item>
      </text:list>
      <text:p text:style-name="P3"><text:span text:style-name="T1">a&gt;</text:span><text:span text:style-name="T2">select</text:span><text:span text:style-name="T3"> job_id</text:span><text:span text:style-name="T2">,</text:span><text:span text:style-name="T3"> </text:span><text:span text:style-name="T2">avg(</text:span><text:span text:style-name="T3">salary</text:span><text:span text:style-name="T2">)from</text:span><text:span text:style-name="T3"> </text:span><text:span text:style-name="T4">employees</text:span><text:span text:style-name="T3"> </text:span><text:span text:style-name="T2">group</text:span><text:span text:style-name="T3"> </text:span><text:span text:style-name="T2">by</text:span><text:span text:style-name="T3"> job_id</text:span></text:p>
      <text:p text:style-name="P1"/>
      <text:list xml:id="list38243666" text:continue-numbering="true" text:style-name="WWNum1">
        <text:list-item>
          <text:p text:style-name="P6"><text:span text:style-name="T1">List out Job wise employee count</text:span></text:p>
        </text:list-item>
      </text:list>
      <text:p text:style-name="P3"><text:span text:style-name="T1">a&gt;</text:span><text:span text:style-name="T2">select</text:span><text:span text:style-name="T3"> job_id</text:span><text:span text:style-name="T2">,count(</text:span><text:span text:style-name="T3">employee_id</text:span><text:span text:style-name="T2">)</text:span><text:span text:style-name="T3"> </text:span><text:span text:style-name="T2">as</text:span><text:span text:style-name="T3"> number_of_employees </text:span><text:span text:style-name="T2">from</text:span><text:span text:style-name="T3"> </text:span><text:span text:style-name="T4">employees</text:span><text:span text:style-name="T3"> <text:s/></text:span><text:span text:style-name="T2">group</text:span><text:span text:style-name="T3"> </text:span><text:span text:style-name="T2">by</text:span><text:span text:style-name="T3"> job_id</text:span></text:p>
      <text:p text:style-name="P1"/>
      <text:p text:style-name="P1"/>
      <text:list xml:id="list38261438" text:continue-numbering="true" text:style-name="WWNum1">
        <text:list-item>
          <text:p text:style-name="P6"><text:span text:style-name="T1">List out managers and total employees under each manager</text:span></text:p>
        </text:list-item>
      </text:list>
      <text:p text:style-name="P4"/>
      <text:p text:style-name="P3"><text:span text:style-name="T1">a&gt;</text:span><text:span text:style-name="T2">select</text:span><text:span text:style-name="T3"> <text:s text:c="2"/>manager_id</text:span><text:span text:style-name="T2">,count(</text:span><text:span text:style-name="T3">employee_id</text:span><text:span text:style-name="T2">)</text:span><text:span text:style-name="T3"> </text:span><text:span text:style-name="T2">as</text:span><text:span text:style-name="T3"> number_of_employees </text:span><text:span text:style-name="T2">from</text:span><text:span text:style-name="T3"> </text:span><text:span text:style-name="T4">employees</text:span><text:span text:style-name="T3"> </text:span></text:p>
      <text:p text:style-name="P2"><text:span text:style-name="T2">where</text:span><text:span text:style-name="T3"> manager_id </text:span><text:span text:style-name="T2">is</text:span><text:span text:style-name="T3"> </text:span><text:span text:style-name="T2">not</text:span><text:span text:style-name="T3"> </text:span><text:span text:style-name="T2">null</text:span></text:p>
      <text:p text:style-name="P2"><text:span text:style-name="T3"><text:s/></text:span><text:span text:style-name="T2">group</text:span><text:span text:style-name="T3"> </text:span><text:span text:style-name="T2">by</text:span><text:span text:style-name="T3"> manager_id</text:span></text:p>
      <text:p text:style-name="P1"/>
      <text:p text:style-name="P1"/>
      <text:list xml:id="list38258175" text:continue-numbering="true" text:style-name="WWNum1">
        <text:list-item>
          <text:p text:style-name="P6"><text:span text:style-name="T1">List out departments and their maximum salaries</text:span></text:p>
        </text:list-item>
      </text:list>
      <text:p text:style-name="P4"/>
      <text:p text:style-name="P3"><text:span text:style-name="T1">a&gt;</text:span><text:span text:style-name="T2">select</text:span><text:span text:style-name="T3"> department_id</text:span><text:span text:style-name="T2">,</text:span><text:span text:style-name="T3"> </text:span><text:span text:style-name="T2">max(</text:span><text:span text:style-name="T3">salary</text:span><text:span text:style-name="T2">)</text:span><text:span text:style-name="T3"> </text:span><text:span text:style-name="T2">as</text:span><text:span text:style-name="T3"> maximum_salary </text:span><text:span text:style-name="T2">from</text:span><text:span text:style-name="T3"> </text:span><text:span text:style-name="T4">employees</text:span></text:p>
      <text:p text:style-name="P2"><text:span text:style-name="T2">where</text:span><text:span text:style-name="T3"> department_id </text:span><text:span text:style-name="T2">is</text:span><text:span text:style-name="T3"> </text:span><text:span text:style-name="T2">not</text:span><text:span text:style-name="T3"> </text:span><text:span text:style-name="T2">null</text:span></text:p>
      <text:p text:style-name="P2"><text:span text:style-name="T3"><text:s/></text:span><text:span text:style-name="T2">group</text:span><text:span text:style-name="T3"> </text:span><text:span text:style-name="T2">by</text:span><text:span text:style-name="T3"> department_id</text:span></text:p>
      <text:p text:style-name="P2"><text:span text:style-name="T3"/></text:p>
      <text:p text:style-name="P1"/>
      <text:p text:style-name="P1"/>
      <text:list xml:id="list38266340" text:continue-numbering="true" text:style-name="WWNum1">
        <text:list-item>
          <text:p text:style-name="P6"><text:span text:style-name="T1">List out department details which is giving the maximum salary</text:span></text:p>
        </text:list-item>
      </text:list>
      <text:p text:style-name="P3"><text:span text:style-name="T1"/></text:p>
      <text:p text:style-name="P3"><text:span text:style-name="T1">a&gt;</text:span><text:span text:style-name="T3"> </text:span><text:span text:style-name="T2">select</text:span><text:span text:style-name="T3"> department_id</text:span><text:span text:style-name="T2">,</text:span><text:span text:style-name="T3">salary 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salary</text:span><text:span text:style-name="T2">=(select</text:span><text:span text:style-name="T3"> </text:span><text:span text:style-name="T2">max(</text:span><text:span text:style-name="T3">salary</text:span><text:span text:style-name="T2">)</text:span><text:span text:style-name="T3"> </text:span><text:span text:style-name="T2">from</text:span><text:span text:style-name="T3"> </text:span><text:span text:style-name="T4">employees</text:span><text:span text:style-name="T2">)</text:span></text:p>
      <text:p text:style-name="P1"/>
      <text:list xml:id="list38243509" text:continue-numbering="true" text:style-name="WWNum1">
        <text:list-item>
          <text:p text:style-name="P6"><text:span text:style-name="T1">List out the department details where there are more employees than all </text:span></text:p>
        </text:list-item>
      </text:list>
      <text:p text:style-name="Standard"><text:span text:style-name="T1">a&gt;</text:span></text:p>
      <text:p text:style-name="Standard"><text:span text:style-name="T1"/></text:p>
      <text:p text:style-name="Standard"><text:span text:style-name="T1"/></text:p>
      <text:list xml:id="list38267513" text:continue-numbering="true" text:style-name="WWNum1">
        <text:list-item>
          <text:p text:style-name="P6"><text:span text:style-name="T1">List out department details where there are no employees in it </text:span></text:p>
        </text:list-item>
      </text:list>
      <text:p text:style-name="P1">a&gt;<text:span text:style-name="T3"> </text:span><text:span text:style-name="T2">select</text:span><text:span text:style-name="T3"> department_id </text:span><text:span text:style-name="T2">from</text:span><text:span text:style-name="T3"> </text:span><text:span text:style-name="T4">employees</text:span><text:span text:style-name="T3"> <text:s/></text:span><text:span text:style-name="T2">group</text:span><text:span text:style-name="T3"> </text:span><text:span text:style-name="T2">by</text:span><text:span text:style-name="T3"> department_id </text:span><text:span text:style-name="T2">having</text:span><text:span text:style-name="T3"> </text:span><text:span text:style-name="T2">count(</text:span><text:span text:style-name="T3">employee_id</text:span><text:span text:style-name="T2">)=</text:span><text:span text:style-name="T5">0</text:span></text:p>
      <text:p text:style-name="P1"><text:span text:style-name="T5"/></text:p>
      <text:p text:style-name="P1"><text:span text:style-name="T5"/></text:p>
      <text:p text:style-name="P1"><text:span text:style-name="T5"/></text:p>
      <text:list xml:id="list38267255" text:continue-numbering="true" text:style-name="WWNum1">
        <text:list-item>
          <text:p text:style-name="P6"><text:span text:style-name="T1">List out employee names and their manager ids of all employees</text:span></text:p>
        </text:list-item>
      </text:list>
      <text:p text:style-name="P7"/>
      <text:p text:style-name="List_20_Paragraph"><text:span text:style-name="T1">a&gt;</text:span><text:span text:style-name="T3"> </text:span><text:span text:style-name="T2">select</text:span><text:span text:style-name="T3"> first_name||last_name </text:span><text:span text:style-name="T2">as</text:span><text:span text:style-name="T3"> employee_name</text:span><text:span text:style-name="T2">,</text:span><text:span text:style-name="T3">manager_id 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manager_id </text:span><text:span text:style-name="T2">is</text:span><text:span text:style-name="T3"> </text:span><text:span text:style-name="T2">not</text:span><text:span text:style-name="T3"> </text:span><text:span text:style-name="T2">null</text:span></text:p>
      <text:p text:style-name="P1"/>
      <text:p text:style-name="P1"><text:soft-page-break/></text:p>
      <text:list xml:id="list38254287" text:continue-numbering="true" text:style-name="WWNum1">
        <text:list-item>
          <text:p text:style-name="P6"><text:span text:style-name="T1">List out all details of ALLEN</text:span></text:p>
        </text:list-item>
      </text:list>
      <text:p text:style-name="P3"><text:span text:style-name="T1">a&gt;</text:span><text:span text:style-name="T3"> </text:span><text:span text:style-name="T2">select</text:span><text:span text:style-name="T3"> *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first_name </text:span><text:span text:style-name="T2">like</text:span><text:span text:style-name="T3"> </text:span><text:span text:style-name="T6">'%Allan%'</text:span></text:p>
      <text:p text:style-name="P3"><text:span text:style-name="T6"/></text:p>
      <text:p text:style-name="P4"/>
      <text:list xml:id="list38270540" text:continue-numbering="true" text:style-name="WWNum1">
        <text:list-item>
          <text:p text:style-name="P6"><text:span text:style-name="T1">List out all details of MARTIN and LUTHER </text:span></text:p>
        </text:list-item>
      </text:list>
      <text:p text:style-name="Standard"><text:span text:style-name="T1">a&gt;</text:span><text:span text:style-name="T3"> </text:span><text:span text:style-name="T2">select</text:span><text:span text:style-name="T3"> *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first_name </text:span><text:span text:style-name="T2">like</text:span><text:span text:style-name="T3"> </text:span><text:span text:style-name="T6">'%martin%'</text:span><text:span text:style-name="T3"> </text:span><text:span text:style-name="T2">and</text:span><text:span text:style-name="T3"> first_name </text:span><text:span text:style-name="T2">like</text:span><text:span text:style-name="T3"> </text:span><text:span text:style-name="T6">'%luthar%'</text:span></text:p>
      <text:p text:style-name="P1"/>
      <text:list xml:id="list38268410" text:continue-numbering="true" text:style-name="WWNum1">
        <text:list-item>
          <text:p text:style-name="P6"><text:span text:style-name="T1">Details of Employees Under KING"S manager </text:span></text:p>
        </text:list-item>
      </text:list>
      <text:p text:style-name="Standard"><text:span text:style-name="T1">a&gt;</text:span><text:span text:style-name="T2">select</text:span><text:span text:style-name="T3"> * 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manager_id </text:span><text:span text:style-name="T2">in(select</text:span><text:span text:style-name="T3"> manager_id </text:span><text:span text:style-name="T2">from</text:span><text:span text:style-name="T3"> </text:span><text:span text:style-name="T4">employees</text:span><text:span text:style-name="T3"> </text:span><text:span text:style-name="T2">where</text:span><text:span text:style-name="T3"> last_name </text:span><text:span text:style-name="T2">like</text:span><text:span text:style-name="T6">'%King'</text:span><text:span text:style-name="T2">)</text:span></text:p>
      <text:p text:style-name="P1"/>
      <text:p text:style-name="P1"/>
      <text:list xml:id="list38248049" text:continue-numbering="true" text:style-name="WWNum1">
        <text:list-item>
          <text:p text:style-name="P6"><text:span text:style-name="T1">List out all details of employees and theire managers </text:span></text:p>
          <text:p text:style-name="P6"><text:span text:style-name="T1"/></text:p>
          <text:p text:style-name="P10"><text:span text:style-name="T1">a&gt;</text:span><text:span text:style-name="T7">select e.manager_id,e.employee_id,e.first_name,e.last_name <text:s/>from employees e ,employees m where e.manager_id= m.employee_id</text:span></text:p>
        </text:list-item>
      </text:list>
      <text:p text:style-name="P1"/>
      <text:p text:style-name="P1"/>
      <text:list xml:id="list38262977" text:continue-numbering="true" text:style-name="WWNum1">
        <text:list-item>
          <text:p text:style-name="P6"><text:bookmark text:name="_GoBack"/><text:span text:style-name="T1">List out all the employee details who earn more than his manager</text:span></text:p>
          <text:p text:style-name="P10"><text:span text:style-name="T1">a&gt;</text:span><text:span text:style-name="T7">select e.manager_id,e.employee_id,e.first_name,e.last_name,e.salary as "emp_salary",m.salary as "manager_salary" <text:s/>from employees e ,employees m where e.manager_id= m.employee_id and</text:span></text:p>
        </text:list-item>
      </text:list>
      <text:p text:style-name="P2"><text:span text:style-name="T7">e.salary&gt;m.salary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nkat Ravana</meta:initial-creator>
    <meta:editing-cycles>1</meta:editing-cycles>
    <meta:creation-date>2013-09-06T07:56:00</meta:creation-date>
    <dc:date>2013-09-06T18:11:09.71</dc:date>
    <meta:editing-duration>PT8S</meta:editing-duration>
    <meta:generator>OpenOffice.org/3.3$Win32 OpenOffice.org_project/330m20$Build-9567</meta:generator>
    <meta:document-statistic meta:table-count="0" meta:image-count="0" meta:object-count="0" meta:page-count="3" meta:paragraph-count="66" meta:word-count="531" meta:character-count="37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